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8.25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text-properties officeooo:paragraph-rsid="0018521d"/>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Discussion - Seeding and Nurturing Community Game Making Practices to Facilitate Learner Agency</text:p>
      <text:list text:style-name="L1">
        <text:list-item>
          <text:p text:style-name="P4"><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5"><text:a xlink:type="simple" xlink:href="#research-questions---april-2024" text:style-name="Internet_20_link" text:visited-style-name="Visited_20_Internet_20_Link"><text:span text:style-name="Definition">Research Questions - April 2024</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notes-on-structure-of-the-chapter" text:style-name="Internet_20_link" text:visited-style-name="Visited_20_Internet_20_Link"><text:span text:style-name="Definition">Notes on structure of the chapter</text:span></text:a></text:p>
                </text:list-item>
              </text:list>
            </text:list-item>
            <text:list-item>
              <text:p text:style-name="P5"><text:a xlink:type="simple" xlink:href="#discussion-on-authenticity-and-personal-dimension" text:style-name="Internet_20_link" text:visited-style-name="Visited_20_Internet_20_Link"><text:span text:style-name="Definition">Discussion on Authenticity and Personal Dimension</text:span></text:a></text:p>
              <text:list text:style-name="L4">
                <text:list-item>
                  <text:p text:style-name="P7"><text:a xlink:type="simple" xlink:href="#discussion-on-authenticity-and-agency-concerning-tools-and-resources" text:style-name="Internet_20_link" text:visited-style-name="Visited_20_Internet_20_Link"><text:span text:style-name="Definition">Discussion on authenticity and agency concerning tools and resources</text:span></text:a></text:p>
                </text:list-item>
                <text:list-item>
                  <text:p text:style-name="P7"><text:a xlink:type="simple" xlink:href="#barriers-and-tensions-associated-with-authenticity-of-audience---move-to-a-cultural-section" text:style-name="Internet_20_link" text:visited-style-name="Visited_20_Internet_20_Link"><text:span text:style-name="Definition">Barriers and tensions associated with authenticity of audience - MOVE TO A CULTURAL SECTION?</text:span></text:a></text:p>
                  <text:list text:style-name="L5">
                    <text:list-item>
                      <text:p text:style-name="P8"><text:a xlink:type="simple" xlink:href="#discussion-on-dimensions-of-authenticity-and-process-drama" text:style-name="Internet_20_link" text:visited-style-name="Visited_20_Internet_20_Link"><text:span text:style-name="Definition">Discussion on dimensions of authenticity and Process Drama</text:span></text:a></text:p>
                    </text:list-item>
                  </text:list>
                </text:list-item>
              </text:list>
            </text:list-item>
            <text:list-item>
              <text:p text:style-name="P5"><text:a xlink:type="simple" xlink:href="#guided-participation-dimension" text:style-name="Internet_20_link" text:visited-style-name="Visited_20_Internet_20_Link"><text:span text:style-name="Definition">Guided Participation Dimension</text:span></text:a></text:p>
              <text:list text:style-name="L6">
                <text:list-item>
                  <text:p text:style-name="P9"><text:a xlink:type="simple" xlink:href="#flexible-design-practices" text:style-name="Internet_20_link" text:visited-style-name="Visited_20_Internet_20_Link"><text:span text:style-name="Definition">Flexible design practices</text:span></text:a></text:p>
                  <text:list text:style-name="L7">
                    <text:list-item>
                      <text:p text:style-name="P10"><text:a xlink:type="simple" xlink:href="#encouraging-peer-learning-and-varied-working-practices" text:style-name="Internet_20_link" text:visited-style-name="Visited_20_Internet_20_Link"><text:span text:style-name="Definition">Encouraging peer learning and varied working practices</text:span></text:a></text:p>
                    </text:list-item>
                    <text:list-item>
                      <text:p text:style-name="P10"><text:a xlink:type="simple" xlink:href="#beyond-design-cycle-stages" text:style-name="Internet_20_link" text:visited-style-name="Visited_20_Internet_20_Link"><text:span text:style-name="Definition">Beyond design cycle stages</text:span></text:a></text:p>
                    </text:list-item>
                    <text:list-item>
                      <text:p text:style-name="P10"><text:a xlink:type="simple" xlink:href="#supporting-digitalgame-jamming" text:style-name="Internet_20_link" text:visited-style-name="Visited_20_Internet_20_Link"><text:span text:style-name="Definition">Supporting Digital/Game Jamming</text:span></text:a></text:p>
                    </text:list-item>
                    <text:list-item>
                      <text:p text:style-name="P10"><text:a xlink:type="simple" xlink:href="#the-potential-of-emergent-non-productive-activities" text:style-name="Internet_20_link" text:visited-style-name="Visited_20_Internet_20_Link"><text:span text:style-name="Definition">The potential of emergent “non-productive” activities</text:span></text:a></text:p>
                    </text:list-item>
                  </text:list>
                </text:list-item>
              </text:list>
            </text:list-item>
            <text:list-item>
              <text:p text:style-name="P5"><text:a xlink:type="simple" xlink:href="#discussion-on-emerging-cultural-practices-cultural-dimension" text:style-name="Internet_20_link" text:visited-style-name="Visited_20_Internet_20_Link"><text:span text:style-name="Definition">Discussion on emerging cultural practices (cultural dimension)</text:span></text:a></text:p>
              <text:list text:style-name="L8">
                <text:list-item>
                  <text:p text:style-name="P11"><text:a xlink:type="simple" xlink:href="#introduced-and-emergent-activity" text:style-name="Internet_20_link" text:visited-style-name="Visited_20_Internet_20_Link"><text:span text:style-name="Definition">Introduced and emergent activity</text:span></text:a></text:p>
                </text:list-item>
                <text:list-item>
                  <text:p text:style-name="P11"><text:a xlink:type="simple" xlink:href="#discussion-on-game-maker-types-and-process-drama" text:style-name="Internet_20_link" text:visited-style-name="Visited_20_Internet_20_Link"><text:span text:style-name="Definition">Discussion on Game Maker types and process drama</text:span></text:a></text:p>
                  <text:list text:style-name="L9">
                    <text:list-item>
                      <text:p text:style-name="P12"><text:a xlink:type="simple" xlink:href="#player-types" text:style-name="Internet_20_link" text:visited-style-name="Visited_20_Internet_20_Link"><text:span text:style-name="Definition">Player types</text:span></text:a></text:p>
                    </text:list-item>
                    <text:list-item>
                      <text:p text:style-name="P12"><text:a xlink:type="simple" xlink:href="#drama-process-and-side-missions" text:style-name="Internet_20_link" text:visited-style-name="Visited_20_Internet_20_Link"><text:span text:style-name="Definition">Drama process and side missions</text:span></text:a></text:p>
                    </text:list-item>
                  </text:list>
                </text:list-item>
                <text:list-item>
                  <text:p text:style-name="P11"><text:a xlink:type="simple" xlink:href="#playtesting" text:style-name="Internet_20_link" text:visited-style-name="Visited_20_Internet_20_Link"><text:span text:style-name="Definition">Playtesting</text:span></text:a></text:p>
                  <text:list text:style-name="L10">
                    <text:list-item>
                      <text:p text:style-name="P13"><text:a xlink:type="simple" xlink:href="#playtesting-as-a-cultural-process" text:style-name="Internet_20_link" text:visited-style-name="Visited_20_Internet_20_Link"><text:span text:style-name="Definition">Playtesting as a cultural process</text:span></text:a></text:p>
                    </text:list-item>
                    <text:list-item>
                      <text:p text:style-name="P13"><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item>
                      <text:p text:style-name="P13"><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3"><text:a xlink:type="simple" xlink:href="#restricted-vs-extended-community---e.g.-why-not-engage-with-a-wider-online-community" text:style-name="Internet_20_link" text:visited-style-name="Visited_20_Internet_20_Link"><text:span text:style-name="Definition">Restricted vs extended community - e.g. why not engage with a wider online community? ?</text:span></text:a></text:p>
                    </text:list-item>
                  </text:list>
                </text:list-item>
                <text:list-item>
                  <text:p text:style-name="P11"><text:a xlink:type="simple" xlink:href="#emerging-use-of-narratives-and-graphics-which-drawing-on-home-funds-of-knowledge" text:style-name="Internet_20_link" text:visited-style-name="Visited_20_Internet_20_Link"><text:span text:style-name="Definition">Emerging use of narratives and graphics which drawing on home funds of knowledge</text:span></text:a></text:p>
                  <text:list text:style-name="L11">
                    <text:list-item>
                      <text:p text:style-name="P14"><text:a xlink:type="simple" xlink:href="#summary-home-funds-and-rqs" text:style-name="Internet_20_link" text:visited-style-name="Visited_20_Internet_20_Link"><text:span text:style-name="Definition">Summary: Home Funds and RQs</text:span></text:a></text:p>
                    </text:list-item>
                  </text:list>
                </text:list-item>
                <text:list-item>
                  <text:p text:style-name="P11"><text:a xlink:type="simple" xlink:href="#discussion-on-drama-process" text:style-name="Internet_20_link" text:visited-style-name="Visited_20_Internet_20_Link"><text:span text:style-name="Definition">Discussion on Drama Process</text:span></text:a></text:p>
                  <text:list text:style-name="L12">
                    <text:list-item>
                      <text:p text:style-name="P15"><text:a xlink:type="simple" xlink:href="#discussion-on-reflecting-in-role" text:style-name="Internet_20_link" text:visited-style-name="Visited_20_Internet_20_Link"><text:span text:style-name="Definition">Discussion on reflecting in role</text:span></text:a></text:p>
                    </text:list-item>
                    <text:list-item>
                      <text:p text:style-name="P15"><text:a xlink:type="simple" xlink:href="#discussion-on-mediated-chat-and-potential-for-addressing-contradictions-in-activity" text:style-name="Internet_20_link" text:visited-style-name="Visited_20_Internet_20_Link"><text:span text:style-name="Definition">Discussion on mediated chat and potential for addressing contradictions in activity</text:span></text:a></text:p>
                    </text:list-item>
                  </text:list>
                </text:list-item>
              </text:list>
            </text:list-item>
            <text:list-item>
              <text:p text:style-name="P5"><text:a xlink:type="simple" xlink:href="#discussion-on-designing-for-learner-agency" text:style-name="Internet_20_link" text:visited-style-name="Visited_20_Internet_20_Link"><text:span text:style-name="Definition">Discussion on designing for learner agency</text:span></text:a></text:p>
              <text:list text:style-name="L13">
                <text:list-item>
                  <text:p text:style-name="P16"><text:a xlink:type="simple" xlink:href="#nurturing-agency-by-creating-space-for-emergent-practices" text:style-name="Internet_20_link" text:visited-style-name="Visited_20_Internet_20_Link"><text:soft-page-break/><text:span text:style-name="Definition">Nurturing agency by creating space for emergent practices</text:span></text:a></text:p>
                </text:list-item>
                <text:list-item>
                  <text:p text:style-name="P16"><text:a xlink:type="simple" xlink:href="#positive-affective-space-within-a-drama-process" text:style-name="Internet_20_link" text:visited-style-name="Visited_20_Internet_20_Link"><text:span text:style-name="Definition">Positive affective space within a drama process</text:span></text:a></text:p>
                </text:list-item>
                <text:list-item>
                  <text:p text:style-name="P16"><text:a xlink:type="simple" xlink:href="#the-freedoms-and-restrictions-of-playgrounds" text:style-name="Internet_20_link" text:visited-style-name="Visited_20_Internet_20_Link"><text:span text:style-name="Definition">The freedoms and restrictions of playgrounds</text:span></text:a></text:p>
                </text:list-item>
                <text:list-item>
                  <text:p text:style-name="P16"><text:a xlink:type="simple" xlink:href="#extending-the-metaphor---anchoring-in-sheltered-harbours" text:style-name="Internet_20_link" text:visited-style-name="Visited_20_Internet_20_Link"><text:span text:style-name="Definition">Extending the metaphor - anchoring in sheltered harbours</text:span></text:a></text:p>
                  <text:list text:style-name="L14">
                    <text:list-item>
                      <text:p text:style-name="P17"><text:a xlink:type="simple" xlink:href="#implications-in-conceptualisations-of-forms-of-agency" text:style-name="Internet_20_link" text:visited-style-name="Visited_20_Internet_20_Link"><text:span text:style-name="Definition">Implications in conceptualisations of forms of agency</text:span></text:a></text:p>
                    </text:list-item>
                  </text:list>
                </text:list-item>
              </text:list>
            </text:list-item>
            <text:list-item>
              <text:p text:style-name="P5"><text:a xlink:type="simple" xlink:href="#conclusion" text:style-name="Internet_20_link" text:visited-style-name="Visited_20_Internet_20_Link"><text:span text:style-name="Definition">Conclusion</text:span></text:a></text:p>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april-2024"/>Research Questions - April 2024<text:bookmark-end text:name="research-questions---april-2024"/></text:h>
      <text:p text:style-name="First_20_paragraph">~1. What pedagogical tools and processes are available to support novices to overcome barriers to participation in game coding processes?~ 1. What <text:span text:style-name="T1">barriers</text:span> contradictions arose in participation in this research’s game coding processes and what pedagogical tools and processes are available to address these contradictions? 2. How can game design patterns support the development of coding practices with novices? 3. How can learners build agency in an evolving community of game makers?</text:p>
      <text:h text:style-name="Heading_20_2" text:outline-level="2"><text:bookmark-start text:name="introduction"/>Introduction<text:bookmark-end text:name="introduction"/></text:h>
      <text:p text:style-name="First_20_paragraph">This chapter explores the development of the emerging game making through the lens of the cultural and community activity.</text:p>
      <text:h text:style-name="Heading_20_3" text:outline-level="3"><text:bookmark-start text:name="notes-on-structure-of-the-chapter"/>Notes on structure of the chapter<text:bookmark-end text:name="notes-on-structure-of-the-chapter"/></text:h>
      <text:p text:style-name="First_20_paragraph">The guiding direction of this chapter is on how participants use the created and emerging cultural tools of this game making program, particularly in reference to the building of agency? Thus mostly addressing RQ4. However to do this, the chapter builds on the work of previous chapters and in doing so discusses aspects of all three research questions.</text:p>
      <text:p text:style-name="Text_20_body">Chapter four detailed and overall design context, tensions and evolution of tool use. It began to examine the impact of the design decision and scaffolding approaches to tool use. A discussion here deepens this analysis in particular in relation to the</text:p>
      <text:p text:style-name="Text_20_body">A later section explores the community behaviour of the group of game makers and some of the specifics of their design processes. The processes include: emerging use of narratives and graphics which drawing on home funds of knowledge; playtesting as a social process; play testing and embodied participation in the games of others; community concepts and norming behaviour emerging during playtesting; the development of flexible divisions of labour;</text:p>
      <text:p text:style-name="Text_20_body">The chapter then begins a broader discussion on wider concerns of designing for learner agency.</text:p>
      <text:p text:style-name="Text_20_body">Here I synthesise analysis on processes which support learners to develop agency in this game making community and the role of different levels of authenticity.</text:p>
      <text:h text:style-name="Heading_20_2" text:outline-level="2"><text:bookmark-start text:name="discussion-on-authenticity-and-personal-dimension"/><text:soft-page-break/>Discussion on Authenticity and Personal Dimension<text:bookmark-end text:name="discussion-on-authenticity-and-personal-dimension"/></text:h>
      <text:h text:style-name="Heading_20_3" text:outline-level="3"><text:bookmark-start text:name="discussion-on-authenticity-and-agency-concerning-tools-and-resources"/>Discussion on authenticity and agency concerning tools and resources<text:bookmark-end text:name="discussion-on-authenticity-and-agency-concerning-tools-and-resources"/></text:h>
      <text:p text:style-name="First_20_paragraph">This chapter has exposed the tensions that developed in the activity systems and subsequent evolution the tools used include code authoring environment, supporting resources of printed and digital format. This section begins to analyse these tensions in more depth, in particular the intersection of authenticity in tool use and participant agency.</text:p>
      <text:p text:style-name="Text_20_body">Increased scaffolding of learner resources and tools can increase instrumental agency for novice coders but at the potential cost of reducing access to the tools and processes of authentic creative communities. Many of the design adaptations described in this chapter align with motivations of constructionist design principles explored in the Literature review <text:reference-mark-start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IA2hmPwsn"/>(Resnick et al., 2005)<text:reference-mark-end text:name="ZOTERO_ITEM CSL_CITATION {&quot;citationID&quot;:&quot;kuuxfith&quot;,&quot;properties&quot;:{&quot;formattedCitation&quot;:&quot;(Resnick et al., 2005)&quot;,&quot;plainCitation&quot;:&quot;(Resnick et al., 2005)&quot;,&quot;noteIndex&quot;:0},&quot;citationItems&quot;:[{&quot;id&quot;:1621,&quot;uris&quot;:[&quot;http://zotero.org/users/1913249/items/B657GVMG&quot;,[&quot;http://zotero.org/users/1913249/items/B657GVMG&quot;]],&quot;itemData&quot;:{&quot;id&quot;:1621,&quot;type&quot;:&quot;article-journal&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uffix&quot;:&quot;&quot;}],&quot;schema&quot;:&quot;https://github.com/citation-style-language/schema/raw/master/csl-citation.json&quot;} RNDhIA2hmPwsn"/>. Examples embodied in Scratch software include: reducing barriers to entry through techniques to avoid code syntax errors; increasing engagement with a code authoring environment that provides live feedback of the results of code output; and supporting immediacy of creative process by providing a library of assets. The Scratch software project is a designed specifically to support notice coders. Thus, while the ethos is aligned, the process differs in order to support novices to use the authentic javascript language and authoring tools used by professional community. This was achieved by implementing the following steps: creating simplified but extendable starting template; highlighting code variables as key design affordances; using a grid structure to visually facilitate level design; and simplifying the syntax and the structure of the game code.</text:p>
      <text:p text:style-name="Text_20_body">In outlining constructionist design principles Resnick <text:reference-mark-start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hyHDUIe903"/>(Resnick and Silverman, 2005)<text:reference-mark-end text:name="ZOTERO_ITEM CSL_CITATION {&quot;citationID&quot;:&quot;pagduekd&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hyHDUIe903"/> refers to the process of as abstracting away areas potentially problematic areas of the design process using black boxes. Black boxes allow the learning design to steer participants towards the exploration of certain concepts and away from those that have been hidden. This is a long-running theme of constructionist research, with roots in Papert concept of Microworlds, typically embodied by the Mathland environment, where participants control a robotic turtle with lines of simplified LOGO code language. Because the turtle speaks only LOGO, children are drawn to speak LOGO to progress. Thus, Scratch and Mircoworlds can be seen as digital playgrounds with affordances that encourage certain types of play.</text:p>
      <text:p text:style-name="Text_20_body">The <text:span text:style-name="T2">black box</text:span> design decisions of use of tools and documentation create a kind of border between the participants experience with the protective environment of the scaffolded learning experience and a more open ecology of learning from code in the wild; specifically via the use of authentic developer focused tools, processes and documentation. A significant drawback of using a bespoke tool for novices is that attempts to progress by stepping outside of that protective area risk culture shock and alienation from the newly unfamiliar environment. 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 Participants are able to leave the protective harbour by accessing more authentic <text:soft-page-break/>documentation and moving beyond existing templates. The experience may be involve choppier waters but the tools and processes remain familiar.</text:p>
      <text:p text:style-name="P20">This tension highlights the broad distinction between instrumental forms of agency and more authorial/ transformative variants. This is explored from the perspective of AT in the methodology chapter.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KRqLHOh5Vs"/>(Matusov et al., 2016:433)<text:reference-mark-end text:name="ZOTERO_ITEM CSL_CITATION {&quot;citationID&quot;:&quot;zhunukxh&quot;,&quot;properties&quot;:{&quot;formattedCitation&quot;:&quot;(Matusov et al., 2016:433)&quot;,&quot;plainCitation&quot;:&quot;(Matusov et al., 2016:433)&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KRqLHOh5Vs"/>. I now turn to explore tool use to engendering authorial and transformative agency <text:reference-mark-start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8DcAiSluNy"/><text:span text:style-name="T8">(Engeström, 2006; Haapasaari et al., 2016; Sannino et al., 2016)</text:span><text:reference-mark-end text:name="ZOTERO_ITEM CSL_CITATION {&quot;citationID&quot;:&quot;jbalbgzx&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8DcAiSluNy"/>.</text:p>
      <text:p text:style-name="Text_20_body">The concept of dual stimulation can help illuminate the design and pedagogical tensions related to authenticity of tool use to shed light on dimensions of participant agency. In research on the use of wiki technology by students Lund and Ramussen <text:reference-mark-start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JPwflidAS"/>(2008)<text:reference-mark-end text:name="ZOTERO_ITEM CSL_CITATION {&quot;citationID&quot;:&quot;yyshtqjr&quot;,&quot;properties&quot;:{&quot;formattedCitation&quot;:&quot;(2008)&quot;,&quot;plainCitation&quot;:&quot;(2008)&quot;,&quot;noteIndex&quot;:0},&quot;citationItems&quot;:[{&quot;id&quot;:9192,&quot;uris&quot;:[&quot;http://zotero.org/users/1913249/items/2HJ2KJMZ&quot;,[&quot;http://zotero.org/users/1913249/items/2HJ2KJMZ&quot;]],&quot;itemData&quot;:{&quot;id&quot;:9192,&quot;type&quot;:&quot;article-journal&quot;,&quot;abstract&quot;:&quot;Using Vygotsky’s notion of double stimulation as an analytical tool, we discuss the complex relationship between tasks, tools, and agency in CSCL environments. Empirically we examine how learners in a Norwegian senior high school class learning English as a foreign language approach and respond to an open-ended and collectively oriented task using a wiki. Our findings show that collectively oriented knowledge and language production takes place locally in small groups as well as in the larger collective of the class, and that learners find it difficult to maintain awareness of both levels of activity. However, when facing a breakdown in the wiki application, learners sustained strategies that carried many of the characteristics of collective production. We argue that there is a need to further theorize the task-tool relationship in activities involving collective knowledge production and that we need to align pedagogical as well as technological designs in order to give support for such efforts.&quot;,&quot;container-title&quot;:&quot;International Journal of Computer-Supported Collaborative Learning&quot;,&quot;DOI&quot;:&quot;10.1007/s11412-008-9050-8&quot;,&quot;ISSN&quot;:&quot;1556-1615&quot;,&quot;issue&quot;:&quot;4&quot;,&quot;journalAbbreviation&quot;:&quot;Computer Supported Learning&quot;,&quot;language&quot;:&quot;en&quot;,&quot;page&quot;:&quot;387-412&quot;,&quot;source&quot;:&quot;Springer Link&quot;,&quot;title&quot;:&quot;The right tool for the wrong task? Match and mismatch between first and second stimulus in double stimulation&quot;,&quot;title-short&quot;:&quot;The right tool for the wrong task?&quot;,&quot;URL&quot;:&quot;https://doi.org/10.1007/s11412-008-9050-8&quot;,&quot;volume&quot;:&quot;3&quot;,&quot;author&quot;:[{&quot;family&quot;:&quot;Lund&quot;,&quot;given&quot;:&quot;Andreas&quot;},{&quot;family&quot;:&quot;Rasmussen&quot;,&quot;given&quot;:&quot;Ingvill&quot;}],&quot;accessed&quot;:{&quot;date-parts&quot;:[[&quot;2023&quot;,12,24]]},&quot;issued&quot;:{&quot;date-parts&quot;:[[&quot;2008&quot;,12,1]]},&quot;citation-key&quot;:&quot;lund_right_2008-1&quot;},&quot;suppress-author&quot;:true,&quot;prefix&quot;:&quot;&quot;,&quot;suffix&quot;:&quot;&quot;}],&quot;schema&quot;:&quot;https://github.com/citation-style-language/schema/raw/master/csl-citation.json&quot;} RNDiJPwflidAS"/> caution against mismatches between the first and second stimulus; interpreting project tasks or objectives as the first stimuli, and the tools used to the as secondary stimuli. They also outline the importance of awareness of the likelihood of multiple stimuli in modern technical working environments. While Sannino’s <text:reference-mark-start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nYWeZpVHZu"/>(Sannino, 2015)<text:reference-mark-end text:name="ZOTERO_ITEM CSL_CITATION {&quot;citationID&quot;:&quot;prwlykvr&quot;,&quot;properties&quot;:{&quot;formattedCitation&quot;:&quot;(Sannino, 2015)&quot;,&quot;plainCitation&quot;:&quot;(Sannino, 2015)&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nYWeZpVHZu"/> work on the volitional aspect of the process of double stimulation cautions ‘double stimulation cannot be subsumed to the general idea of mediation by symbolic tools’ <text:reference-mark-start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gI4QONihvA"/>(2015:2)<text:reference-mark-end text:name="ZOTERO_ITEM CSL_CITATION {&quot;citationID&quot;:&quot;huhlfeho&quot;,&quot;properties&quot;:{&quot;formattedCitation&quot;:&quot;(2015:2)&quot;,&quot;plainCitation&quot;:&quot;(2015:2)&quot;,&quot;noteIndex&quot;:0},&quot;citationItems&quot;:[{&quot;id&quot;:3108,&quot;uris&quot;:[&quot;http://zotero.org/users/1913249/items/7I43RJQP&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locator&quot;:&quot;2&quot;,&quot;suppress-author&quot;:true,&quot;prefix&quot;:&quot;&quot;}],&quot;schema&quot;:&quot;https://github.com/citation-style-language/schema/raw/master/csl-citation.json&quot;} RNDgI4QONihvA"/>, it shares the a perspective that there is value in exploring the process to explore participants development of agency in professional and educational settings <text:reference-mark-start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iTJNoUaACq"/>(Sannino et al., 2016)<text:reference-mark-end text:name="ZOTERO_ITEM CSL_CITATION {&quot;citationID&quot;:&quot;jtjhgpgd&quot;,&quot;properties&quot;:{&quot;formattedCitation&quot;:&quot;(Sannino et al., 2016)&quot;,&quot;plainCitation&quot;:&quot;(Sannino et al., 2016)&quot;,&quot;noteIndex&quot;:0},&quot;citationItems&quot;:[{&quot;id&quot;:3015,&quot;uris&quot;:[&quot;http://zotero.org/users/1913249/items/TB35W5A6&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iTJNoUaACq"/>.</text:p>
      <text:p text:style-name="Text_20_body">Introducing additional tools in the form of documentation to the initial coding environment and template provided in early stages introduced tensions between the opportunities for independent development and the additional complexity of the process. Traditional, printed, instruction-based software manuals are in decline partly due online documentation but also due to the increased intuitive nature of their design <text:reference-mark-start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40RFeBnVcI"/>(Pogue, 2017)<text:reference-mark-end text:name="ZOTERO_ITEM CSL_CITATION {&quot;citationID&quot;:&quot;gutrzqtc&quot;,&quot;properties&quot;:{&quot;formattedCitation&quot;:&quot;(Pogue, 2017)&quot;,&quot;plainCitation&quot;:&quot;(Pogue, 2017)&quot;,&quot;noteIndex&quot;:0},&quot;citationItems&quot;:[{&quot;id&quot;:9233,&quot;uris&quot;:[&quot;http://zotero.org/users/1913249/items/GNPB4GNI&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40RFeBnVcI"/>. This decreased need for secondary documentation minimises the possibility for task / tool mismatch. As outlined above, to avoid the barriers experienced when searching authentic, developer-focused documentation and the support forums, I created bespoke code examples in an online collection. This curated replication of authentic process of finding and incorporating code snippets into the starting template was supported the development of skills used in professional coding communities. The careful alignment between navigational documentation and the participants driving objectives of the mid-level activity system of implementing a game element, also helped avoid mismatch between task and tools described above, a theme explored in more detail in chapter five. CHOICE - AUTHORIAL IN THE P1 AND P2 PROCESS OF CHOOSING DESIGN PATTERNS - BRIEF - BEYOND INSTRUCTIONAL APPROACHES AT LEAST</text:p>
      <text:p text:style-name="Text_20_body">THIS SHOULD SHIFT TO A CULTURAL SECTION?</text:p>
      <text:p text:style-name="Text_20_body">Learner agency in the form of choice over the the chosen activity is present not only in the dimensions of the difficulty and theme of the game features they wished to add, but also in their approach to undertaking it. Some approached objectives in a methodical manner, others socially and others embracing a playfully disruptive stance. Some decided to focus extensively on the creation and implementation of graphical assets and level design. While the distributed nature of <text:soft-page-break/>the toolset, hindered peer learning in P1 as too many tools were introduced, in P2 it helped build authentic digital literacy skills. Some young participants became remarkably swift and adapt at thus transforming chains of actions into a fluid operation. Learners who had mastered the skills were asked by others for help, becoming domain experts, and thus providing additional affordances in the learning community and building an identify as specialist within its. It is of value to examine specialisation can be seen through the lens of double stimulation. The choice to specialise, marks a form of transformative agency. Participants craft for themselves a specialist status which becomes shared and celebrated by the group. Further examples are explored in chapter five.</text:p>
      <text:p text:style-name="Text_20_body">Lifting the lid on hidden technologies and concepts in hands-on, exploratory processes can be empowering for participants. Ratto explores this via critical making <text:reference-mark-start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yW2xQdPmSi"/>(Ratto, 2011)<text:reference-mark-end text:name="ZOTERO_ITEM CSL_CITATION {&quot;citationID&quot;:&quot;ezfxdzbw&quot;,&quot;properties&quot;:{&quot;formattedCitation&quot;:&quot;(Ratto, 2011)&quot;,&quot;plainCitation&quot;:&quot;(Ratto, 2011)&quot;,&quot;noteIndex&quot;:0},&quot;citationItems&quot;:[{&quot;id&quot;:1820,&quot;uris&quot;:[&quot;http://zotero.org/users/1913249/items/HJ5BINMM&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prefix&quot;:&quot;&quot;,&quot;suffix&quot;:&quot;&quot;}],&quot;schema&quot;:&quot;https://github.com/citation-style-language/schema/raw/master/csl-citation.json&quot;} RNDyW2xQdPmSi"/>, a process which playfully surfaces Latour’s <text:reference-mark-start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Ov7LW0aJ3o"/>(Weibel and Latour, 2005; Latour, 2008)<text:reference-mark-end text:name="ZOTERO_ITEM CSL_CITATION {&quot;citationID&quot;:&quot;oplrcnth&quot;,&quot;properties&quot;:{&quot;formattedCitation&quot;:&quot;(Weibel and Latour, 2005; Latour, 2008)&quot;,&quot;plainCitation&quot;:&quot;(Weibel and Latour, 2005; Latour, 2008)&quot;,&quot;noteIndex&quot;:0},&quot;citationItems&quot;:[{&quot;id&quot;:3504,&quot;uris&quot;:[&quot;http://zotero.org/users/1913249/items/JD6BRVRE&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prefix&quot;:&quot;&quot;,&quot;suffix&quot;:&quot;&quot;},{&quot;id&quot;:1819,&quot;uris&quot;:[&quot;http://zotero.org/users/1913249/items/BWBMQQZV&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prefix&quot;:&quot;&quot;,&quot;suffix&quot;:&quot;&quot;}],&quot;schema&quot;:&quot;https://github.com/citation-style-language/schema/raw/master/csl-citation.json&quot;} RNDOv7LW0aJ3o"/> concepts of shifting matters of fact to matters of concern by exposing taken for granted artefacts as objects that have been designed (for better or worse). Conversations between participants showing an inspirational or engaging impact on previously unknown technology. For examples, exchanges among participants that communicated a sense of awe of how much effort and coding must be involved in a professional game based on the relative complexity of the code of their simple game.</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h text:style-name="Heading_20_3" text:outline-level="3"><text:bookmark-start text:name="barriers-and-tensions-associated-with-authenticity-of-audience---move-to-a-cultural-section"/>Barriers and tensions associated with authenticity of audience - MOVE TO A CULTURAL SECTION?<text:bookmark-end text:name="barriers-and-tensions-associated-with-authenticity-of-audience---move-to-a-cultural-section"/></text:h>
      <text:p text:style-name="P3">Learners may not find coding a project a motivating project if it is only a private activity with no authentic audience</text:p>
      <text:p text:style-name="Text_20_body">Making for peers has value but can be amplified and scoped using a fictional or controlled external audience often via scenarios.</text:p>
      <text:p text:style-name="Text_20_body">Play Testing - each lesson can help with short term motivation of having a game product ready for others to play. Showcase events help longer-term motivation towards and aid prioritisation as learners near the end of their project.</text:p>
      <text:p text:style-name="Text_20_body">The process of starting with a broken but playable template game allowed learners to be able to share their game with others from the start of the coding process.</text:p>
      <text:p text:style-name="Text_20_body">As a designer I identified this tactic as a way to address learner disengagement if game coding is taught from scratch via a step by step instructions from first principles, especially in younger ages.</text:p>
      <text:p text:style-name="Text_20_body">Similarly, in my journal notes, I reflect on the difficulty of interrupting the flow of making activities once they are underway. I thus began avoiding stopping making to share points to the whole class and avoid demonstrating key concepts on the screen.</text:p>
      <text:h text:style-name="Heading_20_4" text:outline-level="4"><text:bookmark-start text:name="discussion-on-dimensions-of-authenticity-and-process-drama"/><text:soft-page-break/>Discussion on dimensions of authenticity and Process Drama<text:bookmark-end text:name="discussion-on-dimensions-of-authenticity-and-process-drama"/></text:h>
      <text:p text:style-name="First_20_paragraph">Returning to the work of drama processes, Heathcote <text:reference-mark-start text:name="ZOTERO_ITEM CSL_CITATION {&quot;citationID&quot;:&quot;vztxzrme&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KCfywKwCpS"/>(Heathcote and Bolton, 1994)<text:reference-mark-end text:name="ZOTERO_ITEM CSL_CITATION {&quot;citationID&quot;:&quot;vztxzrme&quot;,&quot;properties&quot;:{&quot;formattedCitation&quot;:&quot;(Heathcote and Bolton, 1994)&quot;,&quot;plainCitation&quot;:&quot;(Heathcote and Bolton, 1994)&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prefix&quot;:&quot;&quot;,&quot;suffix&quot;:&quot;&quot;}],&quot;schema&quot;:&quot;https://github.com/citation-style-language/schema/raw/master/csl-citation.json&quot;} RNDKCfywKwCpS"/> warns against asking participants to genuinely make items in the processes explored. To do so, she argues, would expose their inexpertness in the cold light of day.</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NfrGVNWAcd"/>(Heathcote and Bolton, 1994:18)<text:reference-mark-end text:name="ZOTERO_ITEM CSL_CITATION {&quot;citationID&quot;:&quot;gbqfqnzh&quot;,&quot;properties&quot;:{&quot;formattedCitation&quot;:&quot;(Heathcote and Bolton, 1994:18)&quot;,&quot;plainCitation&quot;:&quot;(Heathcote and Bolton, 1994:18)&quot;,&quot;noteIndex&quot;:0},&quot;citationItems&quot;:[{&quot;id&quot;:3253,&quot;uris&quot;:[&quot;http://zotero.org/users/1913249/items/FUU3FZW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NfrGVNWAcd"/></text:p>
      <text:p text:style-name="First_20_paragraph">Authentic tools in settings where students may find their novice skills lacking can negatively impact on experiences of self-efficacy and thus agency. While this is clearly the case in factory-based drama process, the value of digital tools allows students to to work with more authentic practices.</text:p>
      <text:p text:style-name="Text_20_body">CALL BACK TO AUTHENTICITY OF LAST CHAPTER - LINK TO AGENCY</text:p>
      <text:p text:style-name="Text_20_body">In chapter four the use of coding tools and the impact on instrumental agency was explored.</text:p>
      <text:p text:style-name="Text_20_body">Authenticity in project approaches can profitably be applied to tools, processes and project goals <text:reference-mark-start text:name="ZOTERO_ITEM CSL_CITATION {&quot;citationID&quot;:&quot;aipvgrmm&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UAH5MMtunO"/>(Hung et al., 2006)<text:reference-mark-end text:name="ZOTERO_ITEM CSL_CITATION {&quot;citationID&quot;:&quot;aipvgrmm&quot;,&quot;properties&quot;:{&quot;formattedCitation&quot;:&quot;(Hung et al., 2006)&quot;,&quot;plainCitation&quot;:&quot;(Hung et al., 2006)&quot;,&quot;noteIndex&quot;:0},&quot;citationItems&quot;:[{&quot;id&quot;:8775,&quot;uris&quot;:[&quot;http://zotero.org/users/1913249/items/HLFRQLUQ&quot;,[&quot;http://zotero.org/users/1913249/items/HLFRQLUQ&quot;]],&quot;itemData&quot;:{&quot;id&quot;:8775,&quot;type&quot;:&quot;chapter&quot;,&quot;abstract&quot;:&quot;This paper attempts to make sense of engaged learning. Approaches such as problem-based learning should be advocated because it is an authentic form of learning encouraging students to be self-regulated and thus metacognitive towards their own thinking and behaviours. In contrast to passive forms of instruction, where learners are not perceived to be active and engaged or reflective, we are highlighting alternative pedagogies that promote this sense of self-regulatoy actions. W e describe the engaged learningframework -focusing on both problem and process -which would be necess a y for authenticity in learning experiences.&quot;,&quot;container-title&quot;:&quot;Engaged Learning with Emerging Technologies&quot;,&quot;event-place&quot;:&quot;Berlin/Heidelberg&quot;,&quot;ISBN&quot;:&quot;978-1-4020-3668-2&quot;,&quot;language&quot;:&quot;en&quot;,&quot;note&quot;:&quot;DOI: 10.1007/1-4020-3669-8_2&quot;,&quot;page&quot;:&quot;29-48&quot;,&quot;publisher&quot;:&quot;Springer-Verlag&quot;,&quot;publisher-place&quot;:&quot;Berlin/Heidelberg&quot;,&quot;source&quot;:&quot;DOI.org (Crossref)&quot;,&quot;title&quot;:&quot;Engaged Learning: Making Learning an Authentic Experience&quot;,&quot;title-short&quot;:&quot;Engaged Learning&quot;,&quot;URL&quot;:&quot;http://link.springer.com/10.1007/1-4020-3669-8_2&quot;,&quot;editor&quot;:[{&quot;family&quot;:&quot;Hung&quot;,&quot;given&quot;:&quot;David&quot;},{&quot;family&quot;:&quot;Khine&quot;,&quot;given&quot;:&quot;Myint Swe&quot;}],&quot;author&quot;:[{&quot;family&quot;:&quot;Hung&quot;,&quot;given&quot;:&quot;David&quot;},{&quot;family&quot;:&quot;Tan&quot;,&quot;given&quot;:&quot;Seng Chee&quot;},{&quot;family&quot;:&quot;Koh&quot;,&quot;given&quot;:&quot;Thiam Seng&quot;}],&quot;accessed&quot;:{&quot;date-parts&quot;:[[&quot;2023&quot;,6,17]]},&quot;issued&quot;:{&quot;date-parts&quot;:[[&quot;2006&quot;]]},&quot;citation-key&quot;:&quot;hung_engaged_2006&quot;},&quot;prefix&quot;:&quot;&quot;,&quot;suffix&quot;:&quot;&quot;}],&quot;schema&quot;:&quot;https://github.com/citation-style-language/schema/raw/master/csl-citation.json&quot;} RNDUAH5MMtunO"/>. Authenticity in goal here is clear. Participants make a real digital game. The authentic goal of making a game allowed participants to draw on tacit knowledge and navigate within implicit bounds reducing the need for intrusive instruction which might negatively effect feelings of agency.</text:p>
      <text:p text:style-name="Text_20_body">As explored in this chapter and in chapter four, the authenticity of the tools and processes involved are more complex.</text:p>
      <text:p text:style-name="Text_20_body">Playtesting processes are authentic and often informed by existing real experience as game players. These observations are in-line with existing research outlining the value of playtesting in game-making [FIND] and to address cultural barriers to coding cultures <text:reference-mark-start text:name="ZOTERO_ITEM CSL_CITATION {&quot;citationID&quot;:&quot;epqsitfx&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sYo67GOGmy"/>(Disalvo et al., 2009)<text:reference-mark-end text:name="ZOTERO_ITEM CSL_CITATION {&quot;citationID&quot;:&quot;epqsitfx&quot;,&quot;properties&quot;:{&quot;formattedCitation&quot;:&quot;(Disalvo et al., 2009)&quot;,&quot;plainCitation&quot;:&quot;(Disalvo et al., 2009)&quot;,&quot;noteIndex&quot;:0},&quot;citationItems&quot;:[{&quot;id&quot;:2648,&quot;uris&quot;:[&quot;http://zotero.org/users/1913249/items/TW3Y7HYJ&quot;,[&quot;http://zotero.org/users/1913249/items/TW3Y7HYJ&quot;]],&quot;itemData&quot;:{&quot;id&quot;:2648,&quot;type&quot;:&quot;article-journal&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source&quot;:&quot;ResearchGate&quot;,&quot;title&quot;:&quot;Glitch Game Testers: African American Men Breaking Open the Console&quot;,&quot;title-short&quot;:&quot;Glitch Game Testers&quot;,&quot;author&quot;:[{&quot;family&quot;:&quot;Disalvo&quot;,&quot;given&quot;:&quot;Betsy&quot;},{&quot;family&quot;:&quot;Guzdia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1,1]]},&quot;citation-key&quot;:&quot;disalvo_glitch_2009&quot;},&quot;prefix&quot;:&quot;&quot;,&quot;suffix&quot;:&quot;&quot;}],&quot;schema&quot;:&quot;https://github.com/citation-style-language/schema/raw/master/csl-citation.json&quot;} RNDsYo67GOGmy"/>.</text:p>
      <text:p text:style-name="Text_20_body">There are examples of the authenticity of the audience being used by participants</text:p>
      <text:list text:style-name="L15">
        <text:list-item>
          <text:p text:style-name="P18">Suzanna uses the imagined audience to norm behaviour.</text:p>
        </text:list-item>
        <text:list-item>
          <text:p text:style-name="P18">Olivia (Th) imagines the impact of her game on real students as a motivational factor and one which drives design decisions. The use of code playgrounds and js? structured along design principles which align with affordance theory.</text:p>
        </text:list-item>
      </text:list>
      <text:p text:style-name="First_20_paragraph">THEREFORE - WHAT IS THE KEY POINT HERE?</text:p>
      <text:p text:style-name="Text_20_body">While authenticity in coding context is potentially off-putting or prohibitive if too complex, it is motivating if linked with real life competencies and culturally relevant activities and outputs. In this context there is an explicit link between participant feelings of self-efficacy and their growing experiences of agency.</text:p>
      <text:p text:style-name="Text_20_body">Educators should be aware of this tension and help resolve it by developing their competency and using simplified professional tools. The benefits to leaners are increased experience of <text:soft-page-break/>agency, through x, y and z. And the development of an activity systems which has the following benefits / characteristics.</text:p>
      <text:p text:style-name="Text_20_body">While this is broadly in line with PBL theories, and constructionism the use of CHAT perpective on agency brings some useful tools to the researcher and practitioner. CROSSREFF - list the benefits here.</text:p>
      <text:h text:style-name="Heading_20_2" text:outline-level="2"><text:bookmark-start text:name="guided-participation-dimension"/>Guided Participation Dimension<text:bookmark-end text:name="guided-participation-dimension"/></text:h>
      <text:h text:style-name="Heading_20_3" text:outline-level="3"><text:bookmark-start text:name="flexible-design-practices"/>Flexible design practices<text:bookmark-end text:name="flexible-design-practices"/></text:h>
      <text:h text:style-name="Heading_20_4" text:outline-level="4"><text:bookmark-start text:name="encouraging-peer-learning-and-varied-working-practices"/>Encouraging peer learning and varied working practices<text:bookmark-end text:name="encouraging-peer-learning-and-varied-working-practices"/></text:h>
      <text:p text:style-name="First_20_paragraph">CHECK FOR DUPLICATION WITH FOLLOWING SECTIONS</text:p>
      <text:p text:style-name="Text_20_body">The tension outlined concerning participant identity was resolved partly by freeing up some patterns of collaboration and interaction and removing others.</text:p>
      <text:p text:style-name="Text_20_body">The process of parents getting in the way of children’s not minding jumping in and invading social space struck me. Together with the frustrations of complexities of larger group work the restrictions created a tension between the suggested community norm of how division of labour was organised.</text:p>
      <text:p text:style-name="Text_20_body">Thus in the next iteration, rather than the larger groups, smaller groups, allowing some children to work by themselves and others with parents. Avoiding large group fragmentation and encouraging freedom of participation vs benefiting from parental involvement.</text:p>
      <text:p text:style-name="Text_20_body">These tensions are mirrored in similar research and were highlighted in the practitioner interviews that I conducted.</text:p>
      <text:h text:style-name="Heading_20_4" text:outline-level="4"><text:bookmark-start text:name="beyond-design-cycle-stages"/>Beyond design cycle stages<text:bookmark-end text:name="beyond-design-cycle-stages"/></text:h>
      <text:p text:style-name="First_20_paragraph">As explored in the literature review design stages as a conceptual design tool is common in CS education, e.g. Resnick’s creative learning spiral <text:reference-mark-start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VhPNEX2LTA"/>(Resnick, 2007:2)<text:reference-mark-end text:name="ZOTERO_ITEM CSL_CITATION {&quot;citationID&quot;:&quot;joprhuhi&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VhPNEX2LTA"/>.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7Wl8zkpi64"/>(Kuby, 2016)<text:reference-mark-end text:name="ZOTERO_ITEM CSL_CITATION {&quot;citationID&quot;:&quot;sdrjuyxw&quot;,&quot;properties&quot;:{&quot;formattedCitation&quot;:&quot;(Kuby, 2016)&quot;,&quot;plainCitation&quot;:&quot;(Kuby, 2016)&quot;,&quot;noteIndex&quot;:0},&quot;citationItems&quot;:[{&quot;id&quot;:8761,&quot;uris&quot;:[&quot;http://zotero.org/users/1913249/items/68NMW3G2&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7Wl8zkpi64"/></text:p>
      <text:p text:style-name="Text_20_body">In a closer review of key literature claims of of the value for participants of following design cycles are implied but not supported. Instead stages is are proposed as a tool to “discusses <text:soft-page-break/>strategies for designing new technologies” <text:reference-mark-start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MvWc3rNmIq"/>(Resnick, 2007:2)<text:reference-mark-end text:name="ZOTERO_ITEM CSL_CITATION {&quot;citationID&quot;:&quot;hwmmwmhe&quot;,&quot;properties&quot;:{&quot;formattedCitation&quot;:&quot;(Resnick, 2007:2)&quot;,&quot;plainCitation&quot;:&quot;(Resnick, 2007:2)&quot;,&quot;noteIndex&quot;:0},&quot;citationItems&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MvWc3rNmIq"/>. the following writing discusses the value of flexible approach to design processes observated in my research.</text:p>
      <text:h text:style-name="Heading_20_4" text:outline-level="4"><text:bookmark-start text:name="supporting-digitalgame-jamming"/>Supporting Digital/Game Jamming<text:bookmark-end text:name="supporting-digitalgame-jamming"/></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p text:style-name="Text_20_body">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Text_20_body">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YWuazIJlR"/>(Goddard et al., 2014)<text:reference-mark-end text:name="ZOTERO_ITEM CSL_CITATION {&quot;citationID&quot;:&quot;ddjiyxqv&quot;,&quot;properties&quot;:{&quot;formattedCitation&quot;:&quot;(Goddard et al., 2014)&quot;,&quot;plainCitation&quot;:&quot;(Goddard et al., 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MYWuazIJlR"/>.</text:p>
      <text:p text:style-name="Text_20_body">Other relevant perspectives include rhizomatic design approaches <text:reference-mark-start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mQOKvoyPpw"/>(de Freitas, 2012)<text:reference-mark-end text:name="ZOTERO_ITEM CSL_CITATION {&quot;citationID&quot;:&quot;qjhiclyp&quot;,&quot;properties&quot;:{&quot;formattedCitation&quot;:&quot;(de Freitas, 2012)&quot;,&quot;plainCitation&quot;:&quot;(de Freitas, 2012)&quot;,&quot;noteIndex&quot;:0},&quot;citationItems&quot;:[{&quot;id&quot;:1278,&quot;uris&quot;:[&quot;http://zotero.org/users/1913249/items/WA5J48KV&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mQOKvoyPpw"/>. Research exists on the promise of rhizomatic approaches design thinking in creative educational programmes <text:reference-mark-start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BTIB7XQ4NL"/>(Biffi et al., 2017)<text:reference-mark-end text:name="ZOTERO_ITEM CSL_CITATION {&quot;citationID&quot;:&quot;lvkgisqz&quot;,&quot;properties&quot;:{&quot;formattedCitation&quot;:&quot;(Biffi et al., 2017)&quot;,&quot;plainCitation&quot;:&quot;(Biffi et al., 2017)&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BTIB7XQ4NL"/>. However researcher identify significant competencies required including to “identify and synthesize the body of technical and even complex knowledge into a feasible structure” <text:reference-mark-start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xsqhmm3BfZ"/>(Biffi et al., 2017:972)<text:reference-mark-end text:name="ZOTERO_ITEM CSL_CITATION {&quot;citationID&quot;:&quot;sblzsfmw&quot;,&quot;properties&quot;:{&quot;formattedCitation&quot;:&quot;(Biffi et al., 2017:972)&quot;,&quot;plainCitation&quot;:&quot;(Biffi et al., 2017:972)&quot;,&quot;noteIndex&quot;:0},&quot;citationItems&quot;:[{&quot;id&quot;:3728,&quot;uris&quot;:[&quot;http://zotero.org/users/1913249/items/922HA3Y2&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xsqhmm3BfZ"/>, which are not well-aligned with the age group of this context.</text:p>
      <text:p text:style-name="Text_20_body">Instead, I propose that the tools, process and the community in this study mutually encourage an improvisational approach often referred to as jamming.</text:p>
      <text:p text:style-name="Text_20_body">There are disparate resources available for game jams but due to the adult centric audience and mix of abilities they are less guided in nature than many supported design processes aimed at school age audiences.</text:p>
      <text:p text:style-name="Text_20_body">NOTE - Explore jamming in relation to lit review concepts and data of the chapter.</text:p>
      <text:p text:style-name="Text_20_body"><text:soft-page-break/><text:span text:style-name="T3">Claim:</text:span> The data in this chapter shows the value and further potential of mixing the more mature techniques of MoE and other process drama techniques with the ethos of game jams.</text:p>
      <text:p text:style-name="Text_20_body">Recent research posits that Game Jams can be profitably used in formal education contexts <text:reference-mark-start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OOiyETvqSM"/>(Aurava et al., 2021)<text:reference-mark-end text:name="ZOTERO_ITEM CSL_CITATION {&quot;citationID&quot;:&quot;urldppnp&quot;,&quot;properties&quot;:{&quot;formattedCitation&quot;:&quot;(Aurava et al., 2021)&quot;,&quot;plainCitation&quot;:&quot;(Aurava et al., 2021)&quot;,&quot;noteIndex&quot;:0},&quot;citationItems&quot;:[{&quot;id&quot;:8920,&quot;uris&quot;:[&quot;http://zotero.org/users/1913249/items/6BQ7BIPC&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OOiyETvqSM"/>, although there is scant guidance on how to address potentially problematic issues (list these). A complementary approach would be to significantly adapt the overall Game Jam format and to add greater scaffolding to the process as in the learning design of this research.</text:p>
      <text:h text:style-name="Heading_20_4" text:outline-level="4"><text:bookmark-start text:name="the-potential-of-emergent-non-productive-activities"/>The potential of emergent “non-productive” activities<text:bookmark-end text:name="the-potential-of-emergent-non-productive-activities"/></text:h>
      <text:p text:style-name="First_20_paragraph">NOTE - Within the concept of jamming, activity which is casual seemingly non-productive can still transmit useful information to guide collaborative practices.</text:p>
      <text:p text:style-name="Text_20_body">Much time in sessions was spent on activities that did not fit nearly into an accepted design stage, for example: opening software tools; navigating to correct locations; and finding past assets. These processes often involved significant effort and collaboration between participants. For example the migrating assets between authoring tools, converting to correct formats, evaluating new tools, and finding previously created assets. These are practices that I am personally familiar with. I call them digital laundry or digital housekeeping. Things that at times can be low attention span. Faff time is even less productive switching on the computer and waiting for the internet to connect, waiting for a family member to finish their rushed lunch or navigating to the right location in creative software.</text:p>
      <text:p text:style-name="Text_20_body"/>
      <text:p text:style-name="Text_20_body">Skills to perform these activities were at often distributed between different family members. For some adult re-enforcing their identities as project managers, and for young participants forming identities as digital specialists.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2">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able:table table:name="Table1" table:style-name="Table1">
        <table:table-column table:style-name="Table1.A" table:number-columns-repeated="2"/>
        <table:table-header-rows>
          <table:table-row>
            <table:table-cell table:style-name="Table1.A1" office:value-type="string">
              <text:p text:style-name="Table_20_Heading">Participant Dialogue</text:p>
            </table:table-cell>
            <table:table-cell table:style-name="Table1.A1" office:value-type="string">
              <text:p text:style-name="Table_20_Heading">Participant Gestures &amp; Activities</text:p>
            </table:table-cell>
          </table:table-row>
        </table:table-header-rows>
        <table:table-row>
          <table:table-cell table:style-name="Table1.A1" office:value-type="string">
            <text:p text:style-name="Standard"/>
          </table:table-cell>
          <table:table-cell table:style-name="Table1.A1" office:value-type="string">
            <text:p text:style-name="Table_20_Contents">Nadine has just rapidly demonstrated how to bring a created graphical element into the game</text:p>
          </table:table-cell>
        </table:table-row>
        <text:soft-page-break/>
        <table:table-row>
          <table:table-cell table:style-name="Table1.A1" office:value-type="string">
            <text:p text:style-name="Table_20_Contents"><text:span text:style-name="T3">Molly:</text:span> How did you do that so quickly? I’ve got to like, carefully…</text:p>
          </table:table-cell>
          <table:table-cell table:style-name="Table1.A1" office:value-type="string">
            <text:p text:style-name="Table_20_Contents">Molly makes hand gestures to show a sense of hesitant keyboard use)</text:p>
          </table:table-cell>
        </table:table-row>
        <table:table-row>
          <table:table-cell table:style-name="Table1.A1" office:value-type="string">
            <text:p text:style-name="Standard"/>
          </table:table-cell>
          <table:table-cell table:style-name="Table1.A1" office:value-type="string">
            <text:p text:style-name="Table_20_Contents">A parent peer next to Molly laughs. Nadine, the child of Molly bounces up in place and smiles broadly.</text:p>
          </table:table-cell>
        </table:table-row>
      </table:table>
      <text:p text:style-name="First_20_paragraph">In summary, it is of value to create spaces to leverage the potential of these in-between moments for participants. This a concept is developed later in this discussion.</text:p>
      <text:p text:style-name="Text_20_body"/>
      <text:p text:style-name="Text_20_body"/>
      <text:p text:style-name="Text_20_body"/>
      <text:p text:style-name="Text_20_body"/>
      <text:p text:style-name="Text_20_body"/>
      <text:p text:style-name="Text_20_body"/>
      <text:h text:style-name="Heading_20_2" text:outline-level="2"><text:bookmark-start text:name="discussion-on-emerging-cultural-practices-cultural-dimension"/>Discussion on emerging cultural practices (cultural dimension)<text:bookmark-end text:name="discussion-on-emerging-cultural-practices-cultural-dimension"/></text:h>
      <text:p text:style-name="First_20_paragraph">CHECK TO SEE IF ANY SHOULD BE IN CHAPTER 4 - THAT IT IS DISCUSSION-Y ENOUGH</text:p>
      <text:p text:style-name="Text_20_body">NOTE THIS NEEDS A QUICK INTRODUCTION TO MAKE A TRANSITION - LINK THIS PART AND RECONNECT IT WITH CHAPTER 4.</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p text:style-name="Text_20_body">Planned activities introduced by myself and those by participants. However the distinction is not so neat, as explored in the last chapter. In later stages, game design patterns were collated into an organised collection with accompanying resources and a navigational menu. However, many of these patterns however, we introduced initially by participants who recognised them and wanted to add them to their own games.</text:p>
      <text:h text:style-name="Heading_20_3" text:outline-level="3"><text:bookmark-start text:name="introduced-and-emergent-activity"/>Introduced and emergent activity<text:bookmark-end text:name="introduced-and-emergent-activity"/></text:h>
      <text:p text:style-name="First_20_paragraph">The distinction between facilitator designs and emergent activities is blurred. But it bears exploration because this allows a more detailed analyis of different aspects of agency.</text:p>
      <text:list text:style-name="L16">
        <text:list-item>
          <text:p text:style-name="P19"><text:soft-page-break/>tool support and design decisions allowing greater instrumental agency</text:p>
        </text:list-item>
        <text:list-item>
          <text:p text:style-name="P19">we can see emergent use of GDPs as both practice and knowledge in the previous chapter</text:p>
        </text:list-item>
        <text:list-item>
          <text:p text:style-name="P19">summary of cultural aspects</text:p>
        </text:list-item>
      </text:list>
      <text:p text:style-name="First_20_paragraph">While the design was responsive to learner need as, The following section shifts focus to the way participants appropriate and use these practices. Some processes outlined here were very minimal in embryonic form but extended significantly by participants.</text:p>
      <text:p text:style-name="Text_20_body">However the focus should not solely rest on the emerging practices but on the measures that facilitators can encourage them. The following sections address these dimensions using a lens of inclusive pedagogy and authorial agency.</text:p>
      <text:h text:style-name="Heading_20_3" text:outline-level="3"><text:bookmark-start text:name="discussion-on-game-maker-types-and-process-drama"/>Discussion on Game Maker types and process drama<text:bookmark-end text:name="discussion-on-game-maker-types-and-process-drama"/></text:h>
      <text:p text:style-name="First_20_paragraph">Move things here -</text:p>
      <text:h text:style-name="Heading_20_4" text:outline-level="4"><text:bookmark-start text:name="player-types"/>Player types<text:bookmark-end text:name="player-types"/></text:h>
      <text:p text:style-name="First_20_paragraph">DATA REQUIRED FROM VIDEO!?</text:p>
      <text:p text:style-name="Text_20_body">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vbcyemfv&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9nZfEMIxi"/>(Sutton-smith, 2001)<text:reference-mark-end text:name="ZOTERO_ITEM CSL_CITATION {&quot;citationID&quot;:&quot;vbcyemfv&quot;,&quot;properties&quot;:{&quot;formattedCitation&quot;:&quot;(Sutton-smith, 2001)&quot;,&quot;plainCitation&quot;:&quot;(Sutton-smith, 2001)&quot;,&quot;noteIndex&quot;:0},&quot;citationItems&quot;:[{&quot;id&quot;:1389,&quot;uris&quot;:[&quot;http://zotero.org/users/1913249/items/JUMNM23B&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a9nZfEMIxi"/>.</text:p>
      <text:p text:style-name="Text_20_body">Below I outline how I designed to encourage this behaviour.</text:p>
      <text:p text:style-name="Text_20_body">In and early tentative attempt to define in broad strokes the types of game maker behaviour and underlying goals. In doing this I have taken inspiration from Bartle’s game player types <text:reference-mark-start text:name="ZOTERO_ITEM CSL_CITATION {&quot;citationID&quot;:&quot;viffpcru&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9APVyVfXmx"/>(Hamari and Tuunanen, 2014)<text:reference-mark-end text:name="ZOTERO_ITEM CSL_CITATION {&quot;citationID&quot;:&quot;viffpcru&quot;,&quot;properties&quot;:{&quot;formattedCitation&quot;:&quot;(Hamari and Tuunanen, 2014)&quot;,&quot;plainCitation&quot;:&quot;(Hamari and Tuunanen, 2014)&quot;,&quot;noteIndex&quot;:0},&quot;citationItems&quot;:[{&quot;id&quot;:3764,&quot;uris&quot;:[&quot;http://zotero.org/users/1913249/items/4GGRIMMJ&quot;,[&quot;http://zotero.org/users/1913249/items/4GGRIMMJ&quot;]],&quot;itemData&quot;:{&quot;id&quot;:3764,&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9APVyVfXmx"/>. I translated player types to maker types based on notes in my observation journal and extracts from screen capture data.</text:p>
      <text:p text:style-name="Text_20_body">My rationale for this process was to promote awareness of pluralistic programming process <text:reference-mark-start text:name="ZOTERO_ITEM CSL_CITATION {&quot;citationID&quot;:&quot;ajjhtgqo&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XWmRM57tIT"/>(Papert and Turkle, 1990)<text:reference-mark-end text:name="ZOTERO_ITEM CSL_CITATION {&quot;citationID&quot;:&quot;ajjhtgqo&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XWmRM57tIT"/>. 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4" text:outline-level="4"><text:bookmark-start text:name="drama-process-and-side-missions"/><text:soft-page-break/>Drama process and side missions<text:bookmark-end text:name="drama-process-and-side-missions"/></text:h>
      <text:h text:style-name="Heading_20_3" text:outline-level="3"><text:bookmark-start text:name="playtesting"/>Playtesting<text:bookmark-end text:name="playtesting"/></text:h>
      <text:p text:style-name="First_20_paragraph"/>
      <text:p text:style-name="Text_20_body">As explored in the literature review and previous chapter, playtesting is a rich and varied learning opportunities which encourages community-building behaviour.</text:p>
      <text:p text:style-name="Text_20_body"/>
      <text:h text:style-name="Heading_20_4" text:outline-level="4"><text:bookmark-start text:name="playtesting-as-a-cultural-process"/>Playtesting as a cultural process<text:bookmark-end text:name="playtesting-as-a-cultural-process"/></text:h>
      <text:p text:style-name="First_20_paragraph">Participants, particularly older ones, used playtesting as a way of showing support for fellow game makers. Example behaviours included: praising graphical content; making links with home interests of participants through questioning; and building rapport.</text:p>
      <text:p text:style-name="Text_20_body">Molly in particular used playtesting to show her appreciation of the graphical work of others especially in the creation of cute animal characters. In response to one game which featured an image of a dog, other participants asked: <text:span text:style-name="T2">Do you like dogs? Do you have a dog at home?</text:span>.</text:p>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Some children added additional playful elements to playtesting. Because these interactions were mobile between work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hese changes to the form and function of playtesting by young participants is another example of expression of agency by participants that widens the scope of possibility of actions.</text:p>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NOTE THERE IS SOMETHING HERE ABOUT ME STEPPING BACK AND LETTING THE COMMUNITY EVOLVE.</text:p>
      <text:p text:style-name="Text_20_body"><text:soft-page-break/>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 described in previous chapter … mirror observations seen in the work of Rogoff and colleagues<text:reference-mark-start text:name="ZOTERO_ITEM CSL_CITATION {&quot;citationID&quot;:&quot;qnkjsurd&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ks9xGhcRf"/>(Rogoff, 2003)<text:reference-mark-end text:name="ZOTERO_ITEM CSL_CITATION {&quot;citationID&quot;:&quot;qnkjsurd&quot;,&quot;properties&quot;:{&quot;formattedCitation&quot;:&quot;(Rogoff, 2003)&quot;,&quot;plainCitation&quot;:&quot;(Rogoff, 2003)&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Eks9xGhcRf"/> on learning in community settings. 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To better understand this process it is relevant to locate the source of these wider expectations and to evaluate their utility here. This is attempted in the discussion section of the chapter.</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h text:style-name="Heading_20_4" text:outline-level="4"><text:bookmark-start text:name="restricted-vs-extended-community---e.g.-why-not-engage-with-a-wider-online-community"/>Restricted vs extended community - e.g. why not engage with a wider online community? ?<text:bookmark-end text:name="restricted-vs-extended-community---e.g.-why-not-engage-with-a-wider-online-community"/></text:h>
      <text:p text:style-name="First_20_paragraph">Beyond technical considerations regarding scratch and use of physics, authenticity,</text:p>
      <text:p text:style-name="Text_20_body">Time consideration of the process of being involved in an online community may remove time spent doing real life playtesting.</text:p>
      <text:p text:style-name="Text_20_body">Also - the diversity of creations available on a online community could remove the more communal experience of the designed limitations.</text:p>
      <text:h text:style-name="Heading_20_3" text:outline-level="3"><text:bookmark-start text:name="emerging-use-of-narratives-and-graphics-which-drawing-on-home-funds-of-knowledge"/>Emerging use of narratives and graphics which drawing on home funds of knowledge<text:bookmark-end text:name="emerging-use-of-narratives-and-graphics-which-drawing-on-home-funds-of-knowledge"/></text:h>
      <text:p text:style-name="P3">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text:soft-page-break/>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text:p text:style-name="Text_20_body">Other participants expressed pride over their graphical creations. In this excerpt parent Molly has spent time creating a pixel art representation of an alien. The full exchange (see appendix 4.x) sees Molly cultivating a sense of ownership over the graphical element that she has created. There is also the development of a growing sense of competency in this area of asset design. She notes she is an “expert pixel”.</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growing mastery of this area also seems to help drive motivation to complete the next challenge. The sense of ownership spurs the technical process of saving projects. Her pride in her work and concern surrounding losing it provokes a fellow parent to show her how to save her work.</text:p>
      <text:h text:style-name="Heading_20_4" text:outline-level="4"><text:bookmark-start text:name="summary-home-funds-and-rqs"/>Summary: Home Funds and RQs<text:bookmark-end text:name="summary-home-funds-and-rqs"/></text:h>
      <text:p text:style-name="First_20_paragraph">This research supports findings of other research which highlight value of incorporating home interests in games, coding and media projects <text:reference-mark-start text:name="ZOTERO_ITEM CSL_CITATION {&quot;citationID&quot;:&quot;grweirwq&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588qxxeFzg"/>(Papert, 1980; Resnick, 2012)<text:reference-mark-end text:name="ZOTERO_ITEM CSL_CITATION {&quot;citationID&quot;:&quot;grweirwq&quot;,&quot;properties&quot;:{&quot;formattedCitation&quot;:&quot;(Papert, 1980; Resnick, 2012)&quot;,&quot;plainCitation&quot;:&quot;(Papert, 1980; Resnick, 2012)&quot;,&quot;noteIndex&quot;:0},&quot;citationItems&quot;:[{&quot;id&quot;:1097,&quot;uris&quot;:[&quot;http://zotero.org/users/1913249/items/IJJERKGX&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588qxxeFzg"/>. It also aligns with PBL literature which advocates the personalisation of projects and the value of exploring concepts using home funds of knowledge <text:reference-mark-start text:name="ZOTERO_ITEM CSL_CITATION {&quot;citationID&quot;:&quot;swotygyo&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EGoX8pGSyr"/>(Moje et al., 2001)<text:reference-mark-end text:name="ZOTERO_ITEM CSL_CITATION {&quot;citationID&quot;:&quot;swotygyo&quot;,&quot;properties&quot;:{&quot;formattedCitation&quot;:&quot;(Moje et al., 2001)&quot;,&quot;plainCitation&quot;:&quot;(Moje et al., 2001)&quot;,&quot;noteIndex&quot;:0},&quot;citationItems&quot;:[{&quot;id&quot;:3393,&quot;uris&quot;:[&quot;http://zotero.org/users/1913249/items/X5SP9SN9&quot;,[&quot;http://zotero.org/users/1913249/items/X5SP9SN9&quot;]],&quot;itemData&quot;:{&quot;id&quot;:3393,&quot;type&quot;:&quot;article-journal&quot;,&quot;abstract&quot;:&quot;Recent curriculum design projects have attempted to engage students in authentic science learning experiences in which students engage in inquiry-based research projects about questions of interest to them. Such a pedagogical and curricular approach seems an ideal space in which to construct what Lee and Fradd referred to as instructional congruence. It is, however, also a space in which the everyday language and literacy practices of young people intersect with the learning of scientific and classroom practices, thus suggesting that project-based pedagogy has the potential for conflict or confusion. In this article, we explore the discursive demands of project-based pedagogy for seventh-grade students from non-mainstream backgrounds as they enact established project curricula. We document competing Discourses in one project-based classroom and illustrate how those Discourses conflict with one another through the various texts and forms of representation used in the classroom and curriculum. Possibilities are offered for reconstructing this classroom practice to build congruent third spaces in which the different Discourses and knowledges of the discipline, classroom, and students' lives are brought together to enhance science learning and scientific literacy. © 2001 John Wiley &amp; Sons, Inc. J Res Sci Teach 38: 469–498, 2001&quot;,&quot;container-title&quot;:&quot;Journal of Research in Science Teaching&quot;,&quot;DOI&quot;:&quot;10.1002/tea.1014&quot;,&quot;ISSN&quot;:&quot;1098-2736&quot;,&quot;issue&quot;:&quot;4&quot;,&quot;language&quot;:&quot;en&quot;,&quot;license&quot;:&quot;Copyright © 2001 John Wiley &amp; Sons, Inc.&quot;,&quot;page&quot;:&quot;469-498&quot;,&quot;source&quot;:&quot;Wiley Online Library&quot;,&quot;title&quot;:&quot;“Maestro, what is ‘quality’?”: Language, literacy, and discourse in project-based science&quot;,&quot;title-short&quot;:&quot;“Maestro, what is ‘quality’?&quot;,&quot;URL&quot;:&quot;http://onlinelibrary.wiley.com/doi/abs/10.1002/tea.1014&quot;,&quot;volume&quot;:&quot;38&quot;,&quot;author&quot;:[{&quot;family&quot;:&quot;Moje&quot;,&quot;given&quot;:&quot;Elizabeth B.&quot;},{&quot;family&quot;:&quot;Collazo&quot;,&quot;given&quot;:&quot;Tehani&quot;},{&quot;family&quot;:&quot;Carrillo&quot;,&quot;given&quot;:&quot;Rosario&quot;},{&quot;family&quot;:&quot;Marx&quot;,&quot;given&quot;:&quot;Ronald W.&quot;}],&quot;accessed&quot;:{&quot;date-parts&quot;:[[&quot;2019&quot;,6,17]]},&quot;issued&quot;:{&quot;date-parts&quot;:[[&quot;2001&quot;]]},&quot;citation-key&quot;:&quot;moje_maestro_2001&quot;},&quot;prefix&quot;:&quot;&quot;,&quot;suffix&quot;:&quot;&quot;}],&quot;schema&quot;:&quot;https://github.com/citation-style-language/schema/raw/master/csl-citation.json&quot;} RNDEGoX8pGSyr"/></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personalised object created.</text:p>
      <text:p text:style-name="Text_20_body"><text:soft-page-break/>In addition, the tacit knowledge of children as game players gives them access to varied affordances in the process of feeding back.</text:p>
      <text:p text:style-name="Text_20_body">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iwpqtuug&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V9WL3DTHLL"/>(Gabler et al., 2005)<text:reference-mark-end text:name="ZOTERO_ITEM CSL_CITATION {&quot;citationID&quot;:&quot;iwpqtuug&quot;,&quot;properties&quot;:{&quot;formattedCitation&quot;:&quot;(Gabler et al., 2005)&quot;,&quot;plainCitation&quot;:&quot;(Gabler et al., 2005)&quot;,&quot;noteIndex&quot;:0},&quot;citationItems&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V9WL3DTHLL"/>. HOW TO EXTEND?</text:p>
      <text:h text:style-name="Heading_20_3" text:outline-level="3"><text:bookmark-start text:name="discussion-on-drama-process"/>Discussion on Drama Process<text:bookmark-end text:name="discussion-on-drama-process"/></text:h>
      <text:h text:style-name="Heading_20_4" text:outline-level="4"><text:bookmark-start text:name="discussion-on-reflecting-in-role"/>Discussion on reflecting in role<text:bookmark-end text:name="discussion-on-reflecting-in-role"/></text:h>
      <text:p text:style-name="First_20_paragraph">to come</text:p>
      <text:h text:style-name="Heading_20_4" text:outline-level="4"><text:bookmark-start text:name="discussion-on-mediated-chat-and-potential-for-addressing-contradictions-in-activity"/>Discussion on mediated chat and potential for addressing contradictions in activity<text:bookmark-end text:name="discussion-on-mediated-chat-and-potential-for-addressing-contradictions-in-activity"/></text:h>
      <text:p text:style-name="First_20_paragraph">to come</text:p>
      <text:h text:style-name="Heading_20_2" text:outline-level="2"><text:bookmark-start text:name="discussion-on-designing-for-learner-agency"/>Discussion on designing for learner agency<text:bookmark-end text:name="discussion-on-designing-for-learner-agency"/></text:h>
      <text:p text:style-name="First_20_paragraph">I propose that learner agency entails the practice of designing and facilitating effective and engaging creative and technical learning environments.</text:p>
      <text:h text:style-name="Heading_20_3" text:outline-level="3"><text:bookmark-start text:name="nurturing-agency-by-creating-space-for-emergent-practices"/>Nurturing agency by creating space for emergent practices<text:bookmark-end text:name="nurturing-agency-by-creating-space-for-emergent-practices"/></text:h>
      <text:p text:style-name="First_20_paragraph">THIS SECTION IS STILL UNDER DEVELOPMENT</text:p>
      <text:p text:style-name="Text_20_body">This section continues to explore tensions surrounding support learner agency, useful conceptions of agency, and starts to explore recommendations for researchers and educators working in this area. As previously explored, varied conceptions of agency exist including: instrumental, authorial and transformative agency <text:reference-mark-start text:name="ZOTERO_ITEM CSL_CITATION {&quot;citationID&quot;:&quot;qodpasn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TkFibw44"/>(Matusov et al., 2016)<text:reference-mark-end text:name="ZOTERO_ITEM CSL_CITATION {&quot;citationID&quot;:&quot;qodpasnv&quot;,&quot;properties&quot;:{&quot;formattedCitation&quot;:&quot;(Matusov et al., 2016)&quot;,&quot;plainCitation&quot;:&quot;(Matusov et al., 2016)&quot;,&quot;noteIndex&quot;:0},&quot;citationItems&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hMTkFibw44"/>. (See methodology chapter). 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ext:soft-page-break/>Thus, I propose that key areas of the learning design should be more open in structure to encourage the emergence of participant responses and novel practices. The concepts of affective space and magic circle previously explored in the context of drama process as a way to encourage participants to improvise from a starting structure are of value to provide guidance to practitioners in the domain of informal digital design.</text:p>
      <text:h text:style-name="Heading_20_3" text:outline-level="3"><text:bookmark-start text:name="positive-affective-space-within-a-drama-process"/>Positive affective space within a drama process<text:bookmark-end text:name="positive-affective-space-within-a-drama-process"/></text:h>
      <text:p text:style-name="First_20_paragraph">The work in this research around designing and coding <text:span text:style-name="T2">in role</text:span> and creating a playful context and language mirrors work done in learning languages to reduce learner anxiety by leveraging the potential for drama processes to create positive “affective spaces” <text:reference-mark-start text:name="ZOTERO_ITEM CSL_CITATION {&quot;citationID&quot;:&quot;kgkasov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sRf8a4EB0W"/>(Stinson and Freebody, 2006; Piazzoli, 2011)<text:reference-mark-end text:name="ZOTERO_ITEM CSL_CITATION {&quot;citationID&quot;:&quot;kgkasovp&quot;,&quot;properties&quot;:{&quot;formattedCitation&quot;:&quot;(Stinson and Freebody, 2006; Piazzoli, 2011)&quot;,&quot;plainCitation&quot;:&quot;(Stinson and Freebody, 2006; Piazzoli, 2011)&quot;,&quot;noteIndex&quot;:0},&quot;citationItems&quot;:[{&quot;id&quot;:8741,&quot;uris&quot;:[&quot;http://zotero.org/users/1913249/items/HLLTT7JG&quot;,[&quot;http://zotero.org/users/1913249/items/HLLTT7JG&quot;]],&quot;itemData&quot;:{&quot;id&quot;:8741,&quot;type&quot;:&quot;article-journal&quot;,&quot;abstract&quot;:&quot;This paper describes a research project designed to find out what happens when process drama strategies are applied to an advanced level of additional language learning. In order to answer this question, the author designed and facilitated six process drama workshops as part of a third-year course of Italian at a university in Brisbane, Australia. Results indicated that through the medium of role, authentic contexts and dramatic tension, participants in the study were able to engage in the target language producing more spontaneous communication. Results also revealed that the affective space generated by process drama was beneficial in reducing a degree of language anxiety in some of the participants.&quot;,&quot;container-title&quot;:&quot;Research in Drama Education: The Journal of Applied Theatre and Performance&quot;,&quot;DOI&quot;:&quot;10.1080/13569783.2011.617104&quot;,&quot;ISSN&quot;:&quot;1356-9783&quot;,&quot;issue&quot;:&quot;4&quot;,&quot;note&quot;:&quot;publisher: Routledge\n_eprint: https://doi.org/10.1080/13569783.2011.617104&quot;,&quot;page&quot;:&quot;557-573&quot;,&quot;source&quot;:&quot;Taylor and Francis+NEJM&quot;,&quot;title&quot;:&quot;Process drama: the use of affective space to reduce language anxiety in the additional language learning classroom&quot;,&quot;title-short&quot;:&quot;Process drama&quot;,&quot;URL&quot;:&quot;https://doi.org/10.1080/13569783.2011.617104&quot;,&quot;volume&quot;:&quot;16&quot;,&quot;author&quot;:[{&quot;family&quot;:&quot;Piazzoli&quot;,&quot;given&quot;:&quot;Erika&quot;}],&quot;accessed&quot;:{&quot;date-parts&quot;:[[&quot;2023&quot;,6,13]]},&quot;issued&quot;:{&quot;date-parts&quot;:[[&quot;2011&quot;,11,1]]},&quot;citation-key&quot;:&quot;piazzoli_process_2011&quot;},&quot;prefix&quot;:&quot;&quot;,&quot;suffix&quot;:&quot;&quot;},{&quot;id&quot;:8743,&quot;uris&quot;:[&quot;http://zotero.org/users/1913249/items/JTT9CSL6&quot;,[&quot;http://zotero.org/users/1913249/items/JTT9CSL6&quot;]],&quot;itemData&quot;:{&quot;id&quot;:8743,&quot;type&quot;:&quot;article-journal&quot;,&quot;abstract&quot;:&quot;This paper reports on the Drama and Oral Language (DOL) research project, Singapore, 2004, which investigated the impact of process drama on the oral communication results of Normal Technical students in four schools.&quot;,&quot;container-title&quot;:&quot;Youth Theatre Journal&quot;,&quot;DOI&quot;:&quot;10.1080/08929092.2006.10012585&quot;,&quot;ISSN&quot;:&quot;0892-9092&quot;,&quot;issue&quot;:&quot;1&quot;,&quot;note&quot;:&quot;publisher: Routledge\n_eprint: https://doi.org/10.1080/08929092.2006.10012585&quot;,&quot;page&quot;:&quot;27-41&quot;,&quot;source&quot;:&quot;Taylor and Francis+NEJM&quot;,&quot;title&quot;:&quot;The Dol Project: The Contributions of Process Drama to Improved Results in English Oral Communication&quot;,&quot;title-short&quot;:&quot;The Dol Project&quot;,&quot;URL&quot;:&quot;https://doi.org/10.1080/08929092.2006.10012585&quot;,&quot;volume&quot;:&quot;20&quot;,&quot;author&quot;:[{&quot;family&quot;:&quot;Stinson&quot;,&quot;given&quot;:&quot;Madonna&quot;},{&quot;family&quot;:&quot;Freebody&quot;,&quot;given&quot;:&quot;Kelly&quot;}],&quot;accessed&quot;:{&quot;date-parts&quot;:[[&quot;2023&quot;,6,13]]},&quot;issued&quot;:{&quot;date-parts&quot;:[[&quot;2006&quot;,5,1]]},&quot;citation-key&quot;:&quot;stinson_dol_2006&quot;},&quot;prefix&quot;:&quot;&quot;,&quot;suffix&quot;:&quot;&quot;}],&quot;schema&quot;:&quot;https://github.com/citation-style-language/schema/raw/master/csl-citation.json&quot;} RNDsRf8a4EB0W"/>. The drama process can be viewed as magic circle <text:reference-mark-start text:name="ZOTERO_ITEM CSL_CITATION {&quot;citationID&quot;:&quot;ytmlwyy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wfbY8hZJDC"/>(Stenros, 2012; Whitton, 2018)<text:reference-mark-end text:name="ZOTERO_ITEM CSL_CITATION {&quot;citationID&quot;:&quot;ytmlwyyx&quot;,&quot;properties&quot;:{&quot;formattedCitation&quot;:&quot;(Stenros, 2012; Whitton, 2018)&quot;,&quot;plainCitation&quot;:&quot;(Stenros, 2012; Whitton, 2018)&quot;,&quot;noteIndex&quot;:0},&quot;citationItems&quot;:[{&quot;id&quot;:1041,&quot;uris&quot;:[&quot;http://zotero.org/users/1913249/items/PBGIH5TG&quot;,[&quot;http://zotero.org/users/1913249/items/PBGIH5TG&quot;]],&quot;itemData&quot;:{&quot;id&quot;:1041,&quot;type&quot;:&quot;paper-conference&quot;,&quot;container-title&quot;:&quot;Proceedings of&quot;,&quot;source&quot;:&quot;Google Scholar&quot;,&quot;title&quot;:&quot;In defence of a magic circle: The social and mental boundaries of play&quot;,&quot;title-short&quot;:&quot;In defence of a magic circle&quot;,&quot;URL&quot;:&quot;http://www.digra.org/dl/db/12168.43543.pdf&quot;,&quot;author&quot;:[{&quot;family&quot;:&quot;Stenros&quot;,&quot;given&quot;:&quot;Jaakko&quot;}],&quot;accessed&quot;:{&quot;date-parts&quot;:[[&quot;2016&quot;,3,7]]},&quot;issued&quot;:{&quot;date-parts&quot;:[[&quot;2012&quot;]]},&quot;citation-key&quot;:&quot;stenros_defence_2012&quot;},&quot;prefix&quot;:&quot;&quot;,&quot;suffix&quot;:&quot;&quot;},{&quot;id&quot;:3525,&quot;uris&quot;:[&quot;http://zotero.org/users/1913249/items/QWFULGI6&quot;,[&quot;http://zotero.org/users/1913249/items/QWFULGI6&quot;]],&quot;itemData&quot;:{&quot;id&quot;:3525,&quot;type&quot;:&quot;article-journal&quot;,&quot;abstract&quot;:&quot;Over the past decade, there has been an increased use of playful approaches to teaching and learning in higher education. Proponents argue that creating ‘safe’ playful spaces supports learning from failure, management of risk-taking, creativity and innovation, as well as increasing the enjoyment of learning for many students. However, the emergent field of playful learning in adulthood is under-explored, and there is a lack of appreciation of the nuanced and exclusive nature of adult play. This article will first examine the theoretical background to the field, providing an initial definition of ‘playful learning’ through the metaphor of the ‘magic circle’ and presenting a hypothesis of why play is important for learning throughout the life course. Second, it will frame the field by highlighting different aspects of playful learning: playful tools, techniques, and tactics. The third section of the article provides two case studies that exemplify different aspects of play: the EduScapes escape room design project, which uses playful failure-based learning, and the Playful Learning Conference, which employs playful principles to rethink the conference format. The article concludes by highlighting three central issues for this emerging field: lack of a research trajectory; the language of play; and unacknowledged privilege inherent in the use of playful learning.Published: 9 May 2018This paper is part of the Special Collection: Playful Learning Conference, edited by Fiona Smart and Mark Langan. More papers from this collection can be found here Citation: Research in Learning Technology 2018, 26: 2035 - http://dx.doi.org/10.25304/rlt.v26.2035&quot;,&quot;container-title&quot;:&quot;Research in Learning Technology&quot;,&quot;DOI&quot;:&quot;10.25304/rlt.v26.2035&quot;,&quot;ISSN&quot;:&quot;2156-7077&quot;,&quot;language&quot;:&quot;en&quot;,&quot;license&quot;:&quot;Copyright (c) 2018 Nicola Whitton&quot;,&quot;source&quot;:&quot;journal.alt.ac.uk&quot;,&quot;title&quot;:&quot;Playful learning: tools, techniques, and tactics&quot;,&quot;title-short&quot;:&quot;Playful learning&quot;,&quot;URL&quot;:&quot;https://journal.alt.ac.uk/index.php/rlt/article/view/2035&quot;,&quot;volume&quot;:&quot;26&quot;,&quot;author&quot;:[{&quot;family&quot;:&quot;Whitton&quot;,&quot;given&quot;:&quot;Nicola&quot;}],&quot;accessed&quot;:{&quot;date-parts&quot;:[[&quot;2020&quot;,7,30]]},&quot;issued&quot;:{&quot;date-parts&quot;:[[&quot;2018&quot;,5,9]]},&quot;citation-key&quot;:&quot;whitton_playful_2018&quot;},&quot;prefix&quot;:&quot;&quot;,&quot;suffix&quot;:&quot;&quot;}],&quot;schema&quot;:&quot;https://github.com/citation-style-language/schema/raw/master/csl-citation.json&quot;} RNDwfbY8hZJDC"/>. A magic circle is a concept which transmits the idea that game players enter a loosely bounded play space where they accept arbitrary play rules and enter a social contact to adopt a playful attitude.</text:p>
      <text:p text:style-name="Text_20_body">The experience of myself and participants being more comfortable performing some of the activities in role is facilitated by contracted together into a playful agreement where risk of perceived failure is reduced. In my journal notes, I observed, that when listing boundaries to activities within role, it felt similar to outlining the rules of a game rather that constricting their behaviour. Thus, I felt more relaxed restricting choice in role via the proxy of a playful encounter compared to my previously I concerns surrounding participants feeling overly controlled.<text:line-break/></text:p>
      <text:p text:style-name="Text_20_body">In addition, I believe part of my hesitancy in shifting activity from participant-led game making to reflection, or accessing documentation, stemmed from worrying that the learners would also find this shift in objective, from the organically developing design and play testing activity system to an externally imposed system of reflecting on progress, would be jarring, potentially disorientating and reduce learner engagement and positive affect towards the overall process. In other words, provoking a feeling that the fun’s over, it’s back to school. I propose that the drama fiction eases friction between competing activity system objectives.</text:p>
      <text:h text:style-name="Heading_20_3" text:outline-level="3"><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text:soft-page-break/>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extending-the-metaphor---anchoring-in-sheltered-harbours"/>Extending the metaphor - anchoring in sheltered harbours<text:bookmark-end text:name="extending-the-metaphor---anchoring-in-sheltered-harbours"/></text:h>
      <text:p text:style-name="First_20_paragraph">This chapter has discussed affordences of a bespoke and mutually designed learning exeriences and their impact on learner agency. At times, Sannino’s metaphor of a kedging anchor thrown by participants to pull themselves out of a conflict or blockage in their process has been used. The metaphor is useful to explain the active process of participants seekig to resolve conflicts and problems in their creative processes. However, much research employing this metaphor is often used in less-structured workplace settings. As such, the designed nature of the environment is less relevant. This section proposes an expansion of the metaphor to encompass concerns of a more structured learning design.</text:p>
      <text:p text:style-name="Text_20_body">In the original metaphor the casting of the anchor is random, experimental. It is unsure if the anchor will catch on anything under the surface. However, in this design, participants aim for affordances as visible anchor points. In the design above such anchor points include: regular play-testing; the use of documentation; and highlighed variables and level structure in the quick start stage.</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areas, thus making the water clearer to better see anchor points. The job of the designer is in part to identify the causes of turbulence and thus create support in a sheltered space of a harbou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lutxgtzi&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x3bBg31Jrw"/>(Hagge, 2018)<text:reference-mark-end text:name="ZOTERO_ITEM CSL_CITATION {&quot;citationID&quot;:&quot;lutxgtzi&quot;,&quot;properties&quot;:{&quot;formattedCitation&quot;:&quot;(Hagge, 2018)&quot;,&quot;plainCitation&quot;:&quot;(Hagge, 2018)&quot;,&quot;noteIndex&quot;:0},&quot;citationItems&quot;:[{&quot;id&quot;:8853,&quot;uris&quot;:[&quot;http://zotero.org/users/1913249/items/YFNF7DZG&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x3bBg31Jrw"/>. Thus to make one addition to the metaphor this design is like a sea-harbour, tools like Scratch are like a swimming pool.</text:p>
      <text:h text:style-name="Heading_20_4" text:outline-level="4"><text:bookmark-start text:name="implications-in-conceptualisations-of-forms-of-agency"/>Implications in conceptualisations of forms of agency<text:bookmark-end text:name="implications-in-conceptualisations-of-forms-of-agency"/></text:h>
      <text:p text:style-name="First_20_paragraph">Previous chapters explored varied understandings of agency. To here is a potential tension between instrumental agency and transformative agency. In designing out conflicts the facilitator may reduce the capacity for participants to profitably address them, both as individuals pair or collectively as a group. There is a balance here for the facilitator to take an appropriate position on. The following conclusion explores these tensions in more depth.</text:p>
      <text:h text:style-name="Heading_20_2" text:outline-level="2"><text:bookmark-start text:name="conclusion"/><text:soft-page-break/>Conclusion<text:bookmark-end text:name="conclusion"/></text:h>
      <text:p text:style-name="First_20_paragraph">A different but relevant challenge is the difficulty of structuring resources in a way which can support the diversity of the directions in which participant want to progress their design. Drawing from authentic resources can be chaotic and create problematic errors.</text:p>
      <text:p text:style-name="Text_20_body">Participants may also lack the concepts and technical language needed to find external support materials easily. Some of these challenges are potentially addressed through the combination of possibilities of the starting and a selection of curated code examples. The next chapter explores the use of a collection of game design patterns to help address these iss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Discussion - Seeding and Nurturing Community Game Making Practices to Facilitate Learner Agency</dc:title>
    <dc:description/>
    <dc:subject/>
    <meta:keyword/>
    <meta:initial-creator/>
    <dc:creator>Mick Chesterman</dc:creator>
    <meta:creation-date>2024-04-17T05:10:49Z</meta:creation-date>
    <dc:date>2024-04-17T06:11:28.629552458</dc:date>
    <meta:editing-duration>PT13S</meta:editing-duration>
    <meta:editing-cycles>1</meta:editing-cycles>
    <meta:document-statistic meta:table-count="1" meta:image-count="0" meta:object-count="0" meta:page-count="18" meta:paragraph-count="216" meta:word-count="7202" meta:character-count="46453" meta:non-whitespace-character-count="39500"/>
    <meta:user-defined meta:name="ZOTERO_PREF_1">&lt;data data-version="3" zotero-version="6.0.35"&gt;&lt;session id="Ol44dJKr"/&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